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auto-grow-height="false" fo:min-height="6.718cm" fo:min-width="12.566cm" fo:wrap-option="wrap" loext:decorative="false"/>
    </style:style>
    <style:style style:name="gr2" style:family="graphic" style:parent-style-name="standard">
      <style:graphic-properties draw:auto-grow-height="false" fo:min-height="0.074cm" fo:min-width="0.269cm" fo:wrap-option="wrap" loext:decorative="fals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layer="layout" svg:width="17cm" svg:height="21.5cm" svg:x="2cm" svg:y="1.2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" draw:layer="layout" svg:width="0.999cm" svg:height="0.999cm" svg:x="29.5cm" svg:y="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6T12:47:56.672000000</meta:creation-date>
    <dc:date>2024-10-16T12:48:49.493000000</dc:date>
    <meta:editing-duration>PT53S</meta:editing-duration>
    <meta:editing-cycles>1</meta:editing-cycles>
    <meta:generator>LibreOffice/24.2.2.2$Windows_X86_64 LibreOffice_project/d56cc158d8a96260b836f100ef4b4ef25d6f1a01</meta:generator>
    <meta:document-statistic meta:object-count="2"/>
  </office:meta>
</office:document-meta>
</file>